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1735D2A0A41DC65742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1db0"/>
    </style:style>
    <style:style style:name="P2" style:family="paragraph" style:parent-style-name="Standard">
      <style:text-properties style:font-name="Liberation Sans" officeooo:rsid="000a7932" officeooo:paragraph-rsid="000a7932"/>
    </style:style>
    <style:style style:name="P3" style:family="paragraph" style:parent-style-name="Standard">
      <style:text-properties style:font-name="Liberation Sans" fo:font-size="15pt" style:text-underline-style="solid" style:text-underline-width="auto" style:text-underline-color="font-color" fo:font-weight="bold" officeooo:rsid="000a7932" officeooo:paragraph-rsid="000a7932" style:font-size-asian="15pt" style:font-weight-asian="bold" style:font-size-complex="15pt" style:font-weight-complex="bold"/>
    </style:style>
    <style:style style:name="P4" style:family="paragraph" style:parent-style-name="Standard">
      <style:text-properties style:font-name="Liberation Sans" fo:font-size="14pt" fo:font-weight="bold" officeooo:rsid="000a7932" officeooo:paragraph-rsid="000a7932" style:font-size-asian="14pt" style:font-weight-asian="bold" style:font-size-complex="14pt" style:font-weight-complex="bold"/>
    </style:style>
    <style:style style:name="P5"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6"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10a1c4" officeooo:paragraph-rsid="0010a1c4" style:font-size-asian="18pt" style:font-weight-asian="bold" style:font-size-complex="18pt" style:font-weight-complex="bold"/>
    </style:style>
    <style:style style:name="P7" style:family="paragraph" style:parent-style-name="Standard">
      <style:text-properties fo:color="#4e9a06" style:font-name="Liberation Sans" fo:font-size="15pt" style:text-underline-style="solid" style:text-underline-width="auto" style:text-underline-color="font-color" fo:font-weight="bold" officeooo:rsid="0010a1c4" officeooo:paragraph-rsid="0010a1c4" style:font-size-asian="15pt" style:font-weight-asian="bold" style:font-size-complex="15pt" style:font-weight-complex="bold"/>
    </style:style>
    <style:style style:name="P8" style:family="paragraph" style:parent-style-name="Table_20_Contents">
      <style:text-properties fo:color="#000000" style:font-name="Liberation Sans" fo:font-size="10pt" officeooo:rsid="000c1db0" officeooo:paragraph-rsid="000c1db0" style:font-size-asian="10pt" style:font-size-complex="10pt"/>
    </style:style>
    <style:style style:name="P9"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P10"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11" style:family="paragraph" style:parent-style-name="Table_20_Contents">
      <style:text-properties fo:color="#000000" style:font-name="Liberation Sans" fo:font-size="10pt" officeooo:rsid="0008c5ff" officeooo:paragraph-rsid="0008c5ff" style:font-size-asian="10pt" style:font-size-complex="10pt"/>
    </style:style>
    <style:style style:name="P12"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13" style:family="paragraph" style:parent-style-name="Table_20_Contents">
      <style:text-properties style:font-name="Liberation Sans"/>
    </style:style>
    <style:style style:name="P14" style:family="paragraph" style:parent-style-name="Table_20_Contents">
      <style:text-properties style:font-name="Liberation Sans" officeooo:rsid="000a7932" officeooo:paragraph-rsid="000a7932"/>
    </style:style>
    <style:style style:name="P15" style:family="paragraph" style:parent-style-name="Table_20_Contents">
      <style:text-properties style:font-name="Liberation Sans" fo:font-weight="bold" style:font-weight-asian="bold" style:font-weight-complex="bold"/>
    </style:style>
    <style:style style:name="P16" style:family="paragraph" style:parent-style-name="Table_20_Contents">
      <style:text-properties fo:color="#16335d" style:font-name="Liberation Sans" fo:font-weight="bold" officeooo:rsid="000a7932" officeooo:paragraph-rsid="000a7932" style:font-weight-asian="bold" style:font-weight-complex="bold"/>
    </style:style>
    <style:style style:name="P17" style:family="paragraph" style:parent-style-name="Footer">
      <style:paragraph-properties fo:text-align="end" style:justify-single-word="false"/>
    </style:style>
    <style:style style:name="P18" style:family="paragraph" style:parent-style-name="Text_20_body">
      <style:text-properties officeooo:rsid="0010a1c4" officeooo:paragraph-rsid="0010a1c4"/>
    </style:style>
    <style:style style:name="P19" style:family="paragraph" style:parent-style-name="Text_20_body">
      <style:text-properties officeooo:paragraph-rsid="00119c29"/>
    </style:style>
    <style:style style:name="P20" style:family="paragraph" style:parent-style-name="Standard" style:list-style-name="L1">
      <style:text-properties style:font-name="Liberation Sans" officeooo:rsid="000a7932" officeooo:paragraph-rsid="000a7932"/>
    </style:style>
    <style:style style:name="P21" style:family="paragraph" style:parent-style-name="Standard" style:list-style-name="L2">
      <style:text-properties style:font-name="Liberation Sans" officeooo:rsid="000a7932" officeooo:paragraph-rsid="000a7932"/>
    </style:style>
    <style:style style:name="P22" style:family="paragraph" style:parent-style-name="Standard" style:list-style-name="L1">
      <style:text-properties style:font-name="Liberation Sans" fo:font-size="11pt" officeooo:rsid="000c1db0" officeooo:paragraph-rsid="000c1db0" style:font-size-asian="11pt" style:font-size-complex="11pt"/>
    </style:style>
    <style:style style:name="P23" style:family="paragraph" style:parent-style-name="Standard" style:list-style-name="L2">
      <style:text-properties style:font-name="Liberation Sans" fo:font-size="11pt" officeooo:rsid="000c1db0" officeooo:paragraph-rsid="000c1db0" style:font-size-asian="11pt" style:font-size-complex="11pt"/>
    </style:style>
    <style:style style:name="P24" style:family="paragraph" style:parent-style-name="Standard">
      <style:text-properties fo:color="#4e9a06" style:font-name="Liberation Sans" fo:font-size="15pt" style:text-underline-style="solid" style:text-underline-width="auto" style:text-underline-color="font-color" fo:font-weight="bold" officeooo:rsid="0015b642" officeooo:paragraph-rsid="0015b642" style:font-size-asian="15pt" style:font-weight-asian="bold" style:font-size-complex="15pt" style:font-weight-complex="bold"/>
    </style:style>
    <style:style style:name="P25" style:family="paragraph" style:parent-style-name="Standard">
      <style:text-properties fo:color="#4e9a06" style:font-name="Liberation Sans" fo:font-size="15pt" style:text-underline-style="solid" style:text-underline-width="auto" style:text-underline-color="font-color" fo:font-weight="bold" officeooo:rsid="0016aa10" officeooo:paragraph-rsid="0016aa10" style:font-size-asian="15pt" style:font-weight-asian="bold" style:font-size-complex="15pt" style:font-weight-complex="bold"/>
    </style:style>
    <style:style style:name="P26" style:family="paragraph" style:parent-style-name="Text_20_body">
      <style:text-properties officeooo:rsid="00119c29" officeooo:paragraph-rsid="00119c29"/>
    </style:style>
    <style:style style:name="P27" style:family="paragraph" style:parent-style-name="Text_20_body">
      <style:text-properties officeooo:rsid="00119c29" officeooo:paragraph-rsid="0016aa10"/>
    </style:style>
    <style:style style:name="P28" style:family="paragraph" style:parent-style-name="Text_20_body">
      <style:text-properties officeooo:rsid="0015b642" officeooo:paragraph-rsid="0015b642"/>
    </style:style>
    <style:style style:name="P29" style:family="paragraph" style:parent-style-name="Text_20_body">
      <style:text-properties officeooo:rsid="00135417" officeooo:paragraph-rsid="00135417"/>
    </style:style>
    <style:style style:name="P30" style:family="paragraph" style:parent-style-name="Text_20_body">
      <style:text-properties officeooo:rsid="0016aa10" officeooo:paragraph-rsid="0016aa10"/>
    </style:style>
    <style:style style:name="P31" style:family="paragraph" style:parent-style-name="Text_20_body">
      <style:text-properties style:font-name="Liberation Sans" officeooo:rsid="000d60a6"/>
    </style:style>
    <style:style style:name="T1" style:family="text">
      <style:text-properties officeooo:rsid="00119c29"/>
    </style:style>
    <style:style style:name="T2" style:family="text">
      <style:text-properties officeooo:rsid="00135417"/>
    </style:style>
    <style:style style:name="T3" style:family="text">
      <style:text-properties officeooo:rsid="0014120d"/>
    </style:style>
    <style:style style:name="T4" style:family="text">
      <style:text-properties officeooo:rsid="0014c658"/>
    </style:style>
    <style:style style:name="T5" style:family="text">
      <style:text-properties officeooo:rsid="0015b642"/>
    </style:style>
    <style:style style:name="T6" style:family="text">
      <style:text-properties officeooo:rsid="0016aa10"/>
    </style:style>
    <style:style style:name="T7" style:family="text">
      <style:text-properties officeooo:rsid="001702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6">Regeln zur Verwendung des Versionierungstools Git</text:p>
      <text:p text:style-name="P3"/>
      <text:p text:style-name="P3"/>
      <text:p text:style-name="P7">Repository</text:p>
      <text:p text:style-name="Text_20_body"/>
      <text:p text:style-name="P18">Das Repository stellt die zu Versionierenden Daten dar, die mithilfe von Git verwaltet und geteilt werden. Es umfasst erstellten Code sowie dazu gehörige Dokumente.</text:p>
      <text:p text:style-name="Text_20_body"/>
      <text:p text:style-name="P24">Git-Admin</text:p>
      <text:p text:style-name="Text_20_body"/>
      <text:p text:style-name="P28">Ein Teammitglied dass für die Verwaltung des Git Repositorys zuständig ist. Er/Sie führt merges zwischen Branches aus und löscht nicht mehr benötigte Branches.</text:p>
      <text:p text:style-name="Text_20_body"/>
      <text:p text:style-name="P7">Pull</text:p>
      <text:p text:style-name="Text_20_body"/>
      <text:p text:style-name="P18">Pullen ladet die aktuelle Version des Repository vom Server herunter und überprüft hierbei auf Konflikte. <text:span text:style-name="T1">Bevor mit dem Arbeiten begonnen wird ist ein Pull stark zu empfehlen, dadurch können viele Konflikte vermieden werden.</text:span></text:p>
      <text:p text:style-name="Text_20_body"/>
      <text:p text:style-name="Text_20_body"/>
      <text:p text:style-name="P7">Commit</text:p>
      <text:p text:style-name="P19"/>
      <text:p text:style-name="P27">Erstellte Änderungen werden mit einem Commit zusammengefasst und kurz Erläutert. Hierbei ist es wichtig nicht nach Beendigung eines Arbeitstages ein einziges mal zu Commiten, sondern nach Beenden einer Aufgabe oder wenn man sich einer anderen Aufgabe widmen möchte. <text:span text:style-name="T4">Dadurch wird</text:span> die <text:s/>erledigte Arbeit nicht mit anderen Arbeiten <text:span text:style-name="T4">zu </text:span>vermisch<text:span text:style-name="T4">t und die Änderungen können einzeln rückgängig gemacht werden</text:span>. Die Commit-Nachricht soll kurz und prägnant beschreiben welche Änderung<text:span text:style-name="T4">en</text:span> durch diesen Commit stattgefunden <text:span text:style-name="T4">haben</text:span>, dies erleichtert die Fehlersuche enorm <text:span text:style-name="T4">und </text:span><text:soft-page-break/><text:span text:style-name="T4">auch die anderen Programmierer können so schnell und ohne großen Aufwand verstehen was dieser Commit geändert hat.</text:span></text:p>
      <text:p text:style-name="Text_20_body"/>
      <text:p text:style-name="P7">Push</text:p>
      <text:p text:style-name="Text_20_body"/>
      <text:p text:style-name="P26">Bei einem Push werden die aktuell durch Commits dokumentierten Änderungen auf den Server hochgeladen. Um zu vermeiden dass Konflikte erst hierbei auftreten sollte immer zuerst gepullt werden bevor Änderungen gepusht werden. <text:span text:style-name="T6">Gepusht wird grundsätzlich nur auf nicht Release Branches, Änderungen kommen auf den Release Branch erst durch Tests und die Abnahme des Git-Admins. Hiervon ausgenommen sind nicht Code Dokumente wie Dokumentation, Bilder und Diagramme.</text:span></text:p>
      <text:p text:style-name="P26"/>
      <text:p text:style-name="P25">Konflikte</text:p>
      <text:p text:style-name="Text_20_body"/>
      <text:p text:style-name="P30">Konflikte können bei verschieden Vorgängen auftreten und sind immer von der Person bei der sie Auftreten zu beheben, sollte dies nicht möglich sein, wendet sich diese Person an den Git-Admin. Dieser kann entweder den Konflikt lösen oder findet den Verursacher des Konfliktes und lässt ihn diesen lösen.</text:p>
      <text:p text:style-name="Text_20_body"/>
      <text:p text:style-name="P7">Bran<text:span text:style-name="T2">c</text:span>hes</text:p>
      <text:p text:style-name="Text_20_body"/>
      <text:p text:style-name="P29">Branches ermöglichen es das Repository in verschiedene Varianten zu <text:span text:style-name="T5">unter</text:span>teilen. <text:span text:style-name="T5">Ein Branch</text:span> für den Release und <text:span text:style-name="T5">mehrere</text:span> für <text:span text:style-name="T5">verschiedene Aufgaben. D</text:span>er Release Branch <text:span text:style-name="T5">enthält </text:span>immer eine funktionierende Version der Software. <text:span text:style-name="T3">Änderungen die auf den Release Branch hochgeladen werden sollen erst ausführlich getestet werden um ihre Korrektheit sicherzustellen. Die Branches für die Bearbeitung von Aufgaben können von allen Teammitgliedern bei bedarf erstellt werden, gelöscht werden sie aber nur vom Git-Admin. Jeder Aufgaben Branch besitzt einen Verantwortlichen dieser muss bei der Erstellung festgelegt werden, er kann bei Konflikten hinzugezogen werden. Ist die Aufgabe eines Branches erledigt worden, so wird er, nach ausführlichen Tests, mit dem Release Branch gemerged, dies übernimmt der Git-Admin. Er löst auch hierbei auftretende Konflikte und nach erfolgreichen Mergen löscht er den Branch.</text:span></text:p>
      <text:p text:style-name="P29"><text:soft-page-break/></text:p>
      <text:p text:style-name="P29"/>
      <text:p text:style-name="P24">Mergen</text:p>
      <text:p text:style-name="Text_20_body"/>
      <text:p text:style-name="P30">Mergen bezeichnet das Zusammenführen von zwei Branches. Hierbei <text:span text:style-name="T7">treten </text:span>häufig viel<text:span text:style-name="T7">e</text:span> Konflikte auf deswegen mergen immer mindestens zwei Personen, ist einer der Branches der Release Branch muss eine der Personen der Git-Admin sei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c1db0" officeooo:paragraph-rsid="000c1db0"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4" style:family="paragraph" style:parent-style-name="Table_20_Contents">
      <style:text-properties fo:color="#000000" style:font-name="Liberation Sans" fo:font-size="10pt" officeooo:rsid="0008c5ff" officeooo:paragraph-rsid="0008c5ff" style:font-size-asian="10pt" style:font-size-complex="10pt"/>
    </style:style>
    <style:style style:name="MP5"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M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7"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Team 3 (Teamleiter Noah Lehmann)</text:p>
            </table:table-cell>
            <table:table-cell table:style-name="Tabelle2.B1" office:value-type="string">
              <text:p text:style-name="MP3"><draw:frame draw:style-name="Mfr1" draw:name="Bild1" text:anchor-type="paragraph" svg:x="4.579cm" svg:y="-2.286cm" svg:width="3.817cm" svg:height="1.771cm" draw:z-index="2"><draw:image xlink:href="Pictures/1000020100000320000001735D2A0A41DC65742A.png" xlink:type="simple" xlink:show="embed" xlink:actuate="onLoad" loext:mime-type="image/png"/></draw:frame>Web Development 2</text:p>
            </table:table-cell>
          </table:table-row>
          <table:table-row>
            <table:table-cell table:style-name="Tabelle2.A2" office:value-type="string">
              <text:p text:style-name="MP4">Dokumenttitel</text:p>
            </table:table-cell>
            <table:table-cell table:style-name="Tabelle2.B2" office:value-type="string">
              <text:p text:style-name="MP3">26.03.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5">Bearbeiter</text:p>
            </table:table-cell>
            <table:table-cell table:style-name="Tabelle1.A1" office:value-type="string">
              <text:p text:style-name="MP6"><text:page-number text:select-page="current">3</text:page-number></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5-11T11:14:10.641000000</dc:date>
    <meta:editing-duration>PT18M12S</meta:editing-duration>
    <meta:editing-cycles>6</meta:editing-cycles>
    <meta:generator>LibreOffice/5.4.6.2$Windows_X86_64 LibreOffice_project/4014ce260a04f1026ba855d3b8d91541c224eab8</meta:generator>
    <dc:creator>Andreas Glaser</dc:creator>
    <meta:document-statistic meta:table-count="2" meta:image-count="1" meta:object-count="0" meta:page-count="3" meta:paragraph-count="23" meta:word-count="468" meta:character-count="3298" meta:non-whitespace-character-count="2852"/>
  </office:meta>
</office:document-meta>
</file>